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2ba6" officeooo:paragraph-rsid="00152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+B <text:s/>3x3 <text:s/>= 5x5 square then 7x7 square element. Whatever result I intersect big A which is grayish 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43:38.477335340</meta:creation-date>
    <dc:date>2017-12-05T10:47:57.184367264</dc:date>
    <meta:editing-duration>P4DT20H49M8S</meta:editing-duration>
    <meta:editing-cycles>1</meta:editing-cycles>
    <meta:document-statistic meta:table-count="0" meta:image-count="0" meta:object-count="0" meta:page-count="1" meta:paragraph-count="1" meta:word-count="20" meta:character-count="108" meta:non-whitespace-character-count="87"/>
    <meta:generator>LibreOffice/5.0.6.2$Linux_X86_64 LibreOffice_project/00$Build-2</meta:generator>
  </office:meta>
</office:document-meta>
</file>